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540ac0" officeooo:paragraph-rsid="00540ac0"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4"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6"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7" style:family="paragraph" style:parent-style-name="Preformatted_20_Text">
      <style:text-properties officeooo:paragraph-rsid="00618e95"/>
    </style:style>
    <style:style style:name="P8" style:family="paragraph" style:parent-style-name="Preformatted_20_Text">
      <style:text-properties officeooo:paragraph-rsid="003e7444"/>
    </style:style>
    <style:style style:name="P9" style:family="paragraph" style:parent-style-name="Preformatted_20_Text">
      <style:text-properties style:font-name="Liberation Sans" fo:font-size="12pt" fo:font-style="normal" style:text-underline-style="none" officeooo:rsid="005cfd1e" officeooo:paragraph-rsid="005cfd1e" style:font-name-asian="Nimbus Mono L" style:font-size-asian="12pt" style:font-style-asian="normal" style:font-name-complex="Liberation Mono" style:font-size-complex="12pt" style:font-style-complex="normal"/>
    </style:style>
    <style:style style:name="P10" style:family="paragraph" style:parent-style-name="Preformatted_20_Text">
      <style:text-properties style:font-name="Liberation Sans" fo:font-size="12pt" fo:font-style="normal" style:text-underline-style="none" officeooo:rsid="0063c17d" officeooo:paragraph-rsid="0063c17d" style:font-name-asian="Nimbus Mono L" style:font-size-asian="12pt" style:font-style-asian="normal" style:font-name-complex="Liberation Mono" style:font-size-complex="12pt" style:font-style-complex="normal"/>
    </style:style>
    <style:style style:name="P11" style:family="paragraph" style:parent-style-name="Preformatted_20_Text">
      <style:text-properties style:font-name="Liberation Sans" fo:font-size="12pt" fo:font-style="normal" style:text-underline-style="none" officeooo:rsid="00678b4c" officeooo:paragraph-rsid="00678b4c" style:font-name-asian="Nimbus Mono L" style:font-size-asian="12pt" style:font-style-asian="normal" style:font-name-complex="Liberation Mono" style:font-size-complex="12pt" style:font-style-complex="normal"/>
    </style:style>
    <style:style style:name="P12" style:family="paragraph" style:parent-style-name="Preformatted_20_Text">
      <style:text-properties style:font-name="Liberation Sans" fo:font-size="12pt" fo:font-style="normal" style:text-underline-style="none" officeooo:rsid="0031096c" officeooo:paragraph-rsid="006ab9d7" style:font-name-asian="Nimbus Mono L" style:font-size-asian="12pt" style:font-style-asian="normal" style:font-name-complex="Liberation Mono" style:font-size-complex="12pt" style:font-style-complex="normal"/>
    </style:style>
    <style:style style:name="P13" style:family="paragraph" style:parent-style-name="Preformatted_20_Text">
      <style:text-properties style:font-name="Liberation Sans" fo:font-size="12pt" fo:font-style="normal" style:text-underline-style="none" officeooo:rsid="006c5bdd" officeooo:paragraph-rsid="006c5bdd" style:font-size-asian="12pt" style:font-style-asian="normal" style:font-size-complex="12pt" style:font-style-complex="normal"/>
    </style:style>
    <style:style style:name="P14" style:family="paragraph" style:parent-style-name="Preformatted_20_Text">
      <style:paragraph-properties fo:text-align="center" style:justify-single-word="false"/>
      <style:text-properties officeooo:paragraph-rsid="00083d4b"/>
    </style:style>
    <style:style style:name="P15" style:family="paragraph" style:parent-style-name="Preformatted_20_Text">
      <style:text-properties officeooo:paragraph-rsid="0066ff64"/>
    </style:style>
    <style:style style:name="P16" style:family="paragraph" style:parent-style-name="Preformatted_20_Text">
      <style:text-properties style:font-name="Liberation Serif" fo:font-size="12pt" fo:font-style="normal" style:text-underline-style="none" fo:font-weight="bold" officeooo:rsid="00083d4b" officeooo:paragraph-rsid="00674c48" style:font-name-asian="Nimbus Mono L" style:font-size-asian="12pt" style:font-style-asian="normal" style:font-weight-asian="bold" style:font-name-complex="Liberation Mono" style:font-size-complex="12pt" style:font-style-complex="normal" style:font-weight-complex="bold"/>
    </style:style>
    <style:style style:name="P17" style:family="paragraph" style:parent-style-name="Preformatted_20_Text">
      <style:text-properties style:font-name="Liberation Serif" fo:font-size="12pt" fo:font-style="normal" style:text-underline-style="none" fo:font-weight="bold" officeooo:rsid="00083d4b" officeooo:paragraph-rsid="006ab9d7" style:font-size-asian="12pt" style:font-style-asian="normal" style:font-weight-asian="bold" style:font-size-complex="12pt" style:font-style-complex="normal" style:font-weight-complex="bold"/>
    </style:style>
    <style:style style:name="P18" style:family="paragraph" style:parent-style-name="Preformatted_20_Text">
      <style:text-properties officeooo:paragraph-rsid="0062fdb6"/>
    </style:style>
    <style:style style:name="P19" style:family="paragraph" style:parent-style-name="Preformatted_20_Text">
      <style:text-properties officeooo:paragraph-rsid="00674c48"/>
    </style:style>
    <style:style style:name="P20" style:family="paragraph" style:parent-style-name="Preformatted_20_Text">
      <style:text-properties officeooo:paragraph-rsid="00678b4c"/>
    </style:style>
    <style:style style:name="P21" style:family="paragraph" style:parent-style-name="Preformatted_20_Text">
      <style:text-properties officeooo:rsid="00678b4c" officeooo:paragraph-rsid="00678b4c"/>
    </style:style>
    <style:style style:name="P22" style:family="paragraph" style:parent-style-name="Preformatted_20_Text">
      <style:text-properties style:font-name="Liberation Sans" fo:font-size="12pt" fo:font-style="normal" style:text-underline-style="none" fo:font-weight="normal" officeooo:rsid="00083d4b" officeooo:paragraph-rsid="005cfd1e" style:font-name-asian="Nimbus Mono L" style:font-size-asian="12pt" style:font-style-asian="normal" style:font-weight-asian="normal" style:font-name-complex="Liberation Mono" style:font-size-complex="12pt" style:font-style-complex="normal" style:font-weight-complex="normal"/>
    </style:style>
    <style:style style:name="P23" style:family="paragraph" style:parent-style-name="Preformatted_20_Text">
      <style:text-properties style:font-name="Liberation Sans" fo:font-size="12pt" fo:font-style="normal" style:text-underline-style="none" fo:font-weight="normal" officeooo:rsid="00083d4b" officeooo:paragraph-rsid="00674c48" style:font-name-asian="Nimbus Mono L" style:font-size-asian="12pt" style:font-style-asian="normal" style:font-weight-asian="normal" style:font-name-complex="Liberation Mono" style:font-size-complex="12pt" style:font-style-complex="normal" style:font-weight-complex="normal"/>
    </style:style>
    <style:style style:name="P24" style:family="paragraph" style:parent-style-name="Preformatted_20_Text">
      <style:text-properties style:font-name="Liberation Sans" fo:font-size="12pt" fo:font-style="normal" style:text-underline-style="none" fo:font-weight="normal" officeooo:rsid="00678b4c" officeooo:paragraph-rsid="00678b4c" style:font-name-asian="Nimbus Mono L" style:font-size-asian="12pt" style:font-style-asian="normal" style:font-weight-asian="normal" style:font-name-complex="Liberation Mono" style:font-size-complex="12pt" style:font-style-complex="normal" style:font-weight-complex="normal"/>
    </style:style>
    <style:style style:name="P25" style:family="paragraph" style:parent-style-name="Preformatted_20_Text">
      <style:text-properties officeooo:paragraph-rsid="0063c17d"/>
    </style:style>
    <style:style style:name="P26" style:family="paragraph" style:parent-style-name="Preformatted_20_Text">
      <style:text-properties officeooo:paragraph-rsid="006058f6"/>
    </style:style>
    <style:style style:name="P27" style:family="paragraph" style:parent-style-name="Preformatted_20_Text">
      <style:text-properties officeooo:paragraph-rsid="006ab9d7"/>
    </style:style>
    <style:style style:name="P28" style:family="paragraph" style:parent-style-name="Preformatted_20_Text">
      <style:paragraph-properties fo:break-before="page"/>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29"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T1" style:family="text">
      <style:text-properties officeooo:rsid="000dd66a"/>
    </style:style>
    <style:style style:name="T2" style:family="text">
      <style:text-properties fo:font-variant="normal" fo:text-transform="none" fo:color="#000000" style:font-name="system-ui" fo:font-size="12pt" fo:letter-spacing="normal" fo:font-style="italic" style:text-underline-style="none" fo:font-weight="normal" officeooo:rsid="00083d4b" style:font-name-asian="Nimbus Mono L" style:font-size-asian="12pt" style:font-style-asian="italic" style:font-weight-asian="bold" style:font-name-complex="Liberation Mono" style:font-size-complex="12pt" style:font-style-complex="italic" style:font-weight-complex="bold"/>
    </style:style>
    <style:style style:name="T3" style:family="text">
      <style:text-properties fo:font-variant="normal" fo:text-transform="none" fo:color="#000000" style:font-name="Carlito" fo:font-size="10.5pt" fo:letter-spacing="normal" fo:font-style="italic" style:text-underline-style="none" fo:font-weight="normal" officeooo:rsid="0045ab15" style:font-name-asian="Nimbus Mono L" style:font-size-asian="10.5pt" style:font-style-asian="italic" style:font-weight-asian="bold" style:font-name-complex="Liberation Mono" style:font-size-complex="10.5pt" style:font-style-complex="italic" style:font-weight-complex="bold"/>
    </style:style>
    <style:style style:name="T4" style:family="text">
      <style:text-properties fo:font-variant="normal" fo:text-transform="none" fo:color="#202020" style:font-name="apple-system" fo:font-size="10.5pt" fo:letter-spacing="normal" fo:font-style="normal" style:text-underline-style="none" fo:font-weight="bold" officeooo:rsid="0045ab15" style:font-name-asian="Nimbus Mono L" style:font-size-asian="12pt" style:font-style-asian="normal" style:font-weight-asian="bold" style:font-name-complex="Liberation Mono" style:font-size-complex="12pt" style:font-style-complex="normal" style:font-weight-complex="bold"/>
    </style:style>
    <style:style style:name="T5" style:family="text">
      <style:text-properties fo:font-variant="normal" fo:text-transform="none" fo:color="#202020" style:font-name="apple-system" fo:font-size="10.5pt" fo:letter-spacing="normal" fo:font-style="normal" style:text-underline-style="none" fo:font-weight="bold" officeooo:rsid="0066ff64" style:font-name-asian="Nimbus Mono L" style:font-size-asian="12pt" style:font-style-asian="normal" style:font-weight-asian="bold" style:font-name-complex="Liberation Mono" style:font-size-complex="12pt" style:font-style-complex="normal" style:font-weight-complex="bold"/>
    </style:style>
    <style:style style:name="T6" style:family="text">
      <style:text-properties style:font-name="Liberation Sans" fo:font-size="12pt" fo:font-style="normal" style:text-underline-style="none" style:font-size-asian="12pt" style:font-style-asian="normal" style:font-size-complex="12pt" style:font-style-complex="normal"/>
    </style:style>
    <style:style style:name="T7"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8"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9"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10"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11"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12"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13" style:family="text">
      <style:text-properties style:font-name="Liberation Sans" fo:font-size="12pt" fo:font-style="normal" style:text-underline-style="none" officeooo:rsid="0062fdb6" style:font-size-asian="12pt" style:font-style-asian="normal" style:font-size-complex="12pt" style:font-style-complex="normal"/>
    </style:style>
    <style:style style:name="T14"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15"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6"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7" style:family="text">
      <style:text-properties style:font-name="Liberation Sans" fo:font-size="12pt" fo:font-style="normal" style:text-underline-style="none" officeooo:rsid="006c8362" style:font-size-asian="12pt" style:font-style-asian="normal" style:font-size-complex="12pt" style:font-style-complex="normal"/>
    </style:style>
    <style:style style:name="T18" style:family="text">
      <style:text-properties style:font-name="Liberation Sans" fo:font-size="12pt" fo:font-style="normal" style:text-underline-style="none"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46bb61"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540ac0"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58c095"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5cfd1e"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62fdb6"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6325df"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65393a"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674c48"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67fe95"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698f92"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6c5bdd"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6c8362"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6pt" fo:font-weight="bold" officeooo:rsid="002f1f25" style:font-size-asian="16pt" style:font-weight-asian="bold" style:font-size-complex="16pt" style:font-weight-complex="bold"/>
    </style:style>
    <style:style style:name="T41" style:family="text">
      <style:text-properties style:font-name="Liberation Sans" fo:font-size="16pt" fo:font-weight="bold" officeooo:rsid="001b99ac" style:font-size-asian="16pt" style:font-weight-asian="bold" style:font-size-complex="16pt" style:font-weight-complex="bold"/>
    </style:style>
    <style:style style:name="T42" style:family="text">
      <style:text-properties style:font-name="Liberation Sans" fo:font-size="16pt" fo:font-weight="bold" officeooo:rsid="000dd66a" style:font-size-asian="16pt" style:font-weight-asian="bold" style:font-size-complex="16pt" style:font-weight-complex="bold"/>
    </style:style>
    <style:style style:name="T43" style:family="text">
      <style:text-properties style:font-name="Liberation Sans" fo:font-size="16pt" fo:font-weight="bold" officeooo:rsid="006194f2" style:font-size-asian="16pt" style:font-weight-asian="bold" style:font-size-complex="16pt" style:font-weight-complex="bold"/>
    </style:style>
    <style:style style:name="T44" style:family="text">
      <style:text-properties style:font-name="Liberation Sans" fo:font-size="16pt" fo:font-weight="bold" officeooo:rsid="0066ff64" style:font-name-asian="Nimbus Mono L" style:font-size-asian="16pt" style:font-weight-asian="bold" style:font-name-complex="Liberation Mono" style:font-size-complex="16pt" style:font-weight-complex="bold"/>
    </style:style>
    <style:style style:name="T45" style:family="text">
      <style:text-properties officeooo:rsid="0065393a"/>
    </style:style>
    <style:style style:name="T46" style:family="text">
      <style:text-properties officeooo:rsid="00674c48"/>
    </style:style>
    <style:style style:name="T47" style:family="text">
      <style:text-properties officeooo:rsid="0067fe95"/>
    </style:style>
    <style:style style:name="T48" style:family="text">
      <style:text-properties officeooo:rsid="00697aa2"/>
    </style:style>
    <style:style style:name="T49" style:family="text">
      <style:text-properties officeooo:rsid="006c5bdd"/>
    </style:style>
    <style:style style:name="T50" style:family="text">
      <style:text-properties officeooo:rsid="006c83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ayers for our World and the Church</text:p>
      <text:p text:style-name="P14"><text:span text:style-name="T44">20</text:span><text:span text:style-name="T40">th</text:span><text:span text:style-name="T41"> </text:span><text:span text:style-name="T44">June</text:span><text:span text:style-name="T41"> 20</text:span><text:span text:style-name="T42">21 </text:span><text:span text:style-name="T43">(</text:span><text:span text:style-name="T44">Revitalization Weekend</text:span><text:span text:style-name="T43">)</text:span></text:p>
      <text:p text:style-name="P15"><text:span text:style-name="T4">Ps </text:span><text:span text:style-name="T5">67</text:span><text:span text:style-name="T4">:</text:span><text:span text:style-name="T5">1-2</text:span><text:span text:style-name="T2"> <text:tab/></text:span><text:span text:style-name="T3">God be gracious to us and bless us, And cause His face to shine upon us—</text:span></text:p>
      <text:p text:style-name="P15"><text:span text:style-name="T3"><text:tab/><text:tab/>That Your way may be known on the earth, Your salvation among all nations.</text:span></text:p>
      <text:p text:style-name="P6"/>
      <text:p text:style-name="P4">Thanks to God</text:p>
      <text:p text:style-name="P18"><text:span text:style-name="T26">Dear </text:span><text:span text:style-name="T19">Heavenly Father</text:span><text:span text:style-name="T7">, </text:span><text:span text:style-name="T8">we thank </text:span><text:span text:style-name="T7">You </text:span><text:span text:style-name="T8">that </text:span><text:span text:style-name="T12">You </text:span><text:span text:style-name="T26">are </text:span><text:span text:style-name="T31">gracious to us</text:span><text:span text:style-name="T26"> </text:span><text:span text:style-name="T12">and You do not abandon Your people, despite </text:span><text:span text:style-name="T27">our</text:span><text:span text:style-name="T12"> </text:span><text:span text:style-name="T13">many failings. </text:span><text:span text:style-name="T27">We thank You for the blessings of common grace which You pour out on all people</text:span><text:span text:style-name="T24">. </text:span><text:span text:style-name="T31">And we thank You that You cause Your face to shine upon us.</text:span></text:p>
      <text:p text:style-name="P18"><text:span text:style-name="T31"/></text:p>
      <text:p text:style-name="P19"><text:span text:style-name="T31">We thank You for the ordinary things of life: for a relatively free country, for abundance of provision, for home and family. We thank You that You bless us with mostly good health, ready access to medical care, work as well as rest. And we thank You for Your special blessing of salvation.</text:span></text:p>
      <text:p text:style-name="P9"/>
      <text:p text:style-name="P16"><text:span text:style-name="T46">Confession of our sin</text:span></text:p>
      <text:p text:style-name="P20"><text:span text:style-name="T31">We confess that we are weak, prone to sin and that we had turned our back on You. We were dead in sin while we thought we were alive.</text:span><text:span text:style-name="T24"> </text:span><text:span text:style-name="T31">We </text:span><text:span text:style-name="T24">thank You that You sent Jesus on a </text:span><text:span text:style-name="T27">rescue </text:span><text:span text:style-name="T24">mission – to </text:span><text:span text:style-name="T27">save us out of our distress</text:span><text:span text:style-name="T24">. </text:span><text:span text:style-name="T31">He came to take</text:span><text:span text:style-name="T27"> our place and suffer the penalty which we deserved, dying in our stead so we could go free</text:span><text:span text:style-name="T21">.</text:span><text:span text:style-name="T24"> We thank You </text:span><text:span text:style-name="T27">for th</text:span><text:span text:style-name="T31">os</text:span><text:span text:style-name="T27">e </text:span><text:span text:style-name="T31">who spread th</text:span><text:span text:style-name="T32">is</text:span><text:span text:style-name="T31"> Good News to every land, so that there was someone to tell us of Your great love.</text:span></text:p>
      <text:p text:style-name="P1"/>
      <text:p text:style-name="P21"><text:span text:style-name="T28">Y</text:span><text:span text:style-name="T18">et Lord, we recognise that until Jesus returns we will be less than perfect. We will fall for temptation, be misled by that liar the devil who, though defeated at the Cross, remains Your enemy. He still seeks to steal our peace, kill the life we have received, and destroy the evidence of the Holy Spirit’s daily sanctification.</text:span></text:p>
      <text:p text:style-name="P22"/>
      <text:p text:style-name="P24">However, we thank You that he is defeated, and that You lead and guide us. Help us to attune our ears to the gentle voice of the Holy Spirit, so that we respond more to Him and less to the temptations of the world.</text:p>
      <text:p text:style-name="P23"/>
      <text:p text:style-name="P3">The Wide World</text:p>
      <text:p text:style-name="P11">We continue to pray for the defeat of the Covid19 virus both here in Victoria and interstate, <text:span text:style-name="T47">and thank You that there are still no fatalities from the latest wave of infections. We pray that all patients may recover fully</text:span>.</text:p>
      <text:p text:style-name="P2"/>
      <text:p text:style-name="P25"><text:span text:style-name="T29">We </text:span><text:span text:style-name="T33">also </text:span><text:span text:style-name="T29">continue to pray for </text:span><text:span text:style-name="T33">o</text:span><text:span text:style-name="T29">the</text:span><text:span text:style-name="T33">r</text:span><text:span text:style-name="T29"> nation</text:span><text:span text:style-name="T33">s</text:span><text:span text:style-name="T29"> and </text:span><text:span text:style-name="T33">especially </text:span><text:span text:style-name="T29">the people of India, where the virus has taken such a toll. We pray for the national and State governments as they seek to keep their health systems functioning. We pray </text:span><text:span text:style-name="T34">for</text:span><text:span text:style-name="T29"> </text:span><text:span text:style-name="T33">those affected, and the families of those who have died. We uphold Aash </text:span><text:span text:style-name="T34">whose cousin has lost her husband and their family is now without their father. Lord, Your Word often speaks to us of Your care for widows and orphans. Be their strength and comfort at this time, we ask.</text:span></text:p>
      <text:p text:style-name="P10"/>
      <text:p text:style-name="P5">...<text:span text:style-name="T1"> a</text:span>nd <text:span text:style-name="T48">in </text:span>the wider Church</text:p>
      <text:p text:style-name="P26"><text:span text:style-name="T11">W</text:span><text:span text:style-name="T14">e </text:span><text:span text:style-name="T29">bring before</text:span><text:span text:style-name="T14"> </text:span><text:span text:style-name="T29">You the work of </text:span><text:span text:style-name="T34">Your church, particularly the Presbyterian Church in Queensland. We pray that You would grant grace, sustain the work of ministry and work all things to achieve Your purposes.</text:span></text:p>
      <text:p text:style-name="P26"><text:span text:style-name="T34"/></text:p>
      <text:p text:style-name="P27"><text:span text:style-name="T34">We thank You for the work of Chris Siriweera and the Ministry Development Committee which works to serve our churches so that they may see more souls won for the Kingdom.</text:span></text:p>
      <text:p text:style-name="P17"/>
      <text:p text:style-name="P28">Ashburton</text:p>
      <text:p text:style-name="P27"><text:span text:style-name="T37">Here in Ashburton </text:span><text:span text:style-name="T36">w</text:span><text:span text:style-name="T34">e thank You for the wisdom and insights Chris brought yesterday as we studied the task of Revitalization. </text:span><text:span text:style-name="T38">May</text:span><text:span text:style-name="T34"> we, as Your people in this congregation, remain ever-alive and ready as instruments in Your gracious hand to extend the Kingdom </text:span><text:span text:style-name="T35">by our </text:span><text:span text:style-name="T34">work within this community. </text:span><text:span text:style-name="T35">Holy Spirit, enable us </text:span><text:span text:style-name="T39">to put what we have learned into action, to </text:span><text:span text:style-name="T36">be “on the Lord’s side” as the hymn says, and </text:span><text:span text:style-name="T35">to do the right things in the right way, </text:span><text:span text:style-name="T36">so that we honour the Name of Jesus always.</text:span></text:p>
      <text:p text:style-name="P12"/>
      <text:p text:style-name="P7"><text:span text:style-name="T25">We pray for </text:span><text:span text:style-name="T22">ourselves in the service of the Kingdom. We pray that our fellowship </text:span><text:span text:style-name="T30">continues to</text:span><text:span text:style-name="T22"> grow stronger as we meet </text:span><text:span text:style-name="T30">each</text:span><text:span text:style-name="T25"> week</text:span><text:span text:style-name="T22">, </text:span><text:span text:style-name="T30">both in Sunday worship and in our community groups. </text:span><text:span text:style-name="T38">We pray also that we may see what You see of the many in our community who need to know the peace of forgiven sin, </text:span><text:span text:style-name="T39">the</text:span><text:span text:style-name="T38"> assurance of salvation and freedom from the fear of a hopeless end. May we be bringers of th</text:span><text:span text:style-name="T39">is</text:span><text:span text:style-name="T38"> Good News to those whom you draw to yourself.</text:span></text:p>
      <text:p text:style-name="P27"><text:span text:style-name="T36"/></text:p>
      <text:p text:style-name="P13"><text:span text:style-name="T45">W</text:span>hilst we give thanks for our health, for You are the God Who is our health, we remember those who are ailing in various ways. We uphold Barbara, James, Shiun, and Margaret. We give thanks that Diane is home but being monitored for heart issues. May she know the peace that passes understanding as she rests in You.</text:p>
      <text:p text:style-name="P13"/>
      <text:p text:style-name="P8"><text:span text:style-name="T39">And now w</text:span><text:span text:style-name="T10">e pray for </text:span><text:span text:style-name="T32">Chris</text:span><text:span text:style-name="T10"> as he preach</text:span><text:span text:style-name="T20">es Your Word, </text:span><text:span text:style-name="T23">and w</text:span><text:span text:style-name="T20">e pray for our own understanding as we listen. May </text:span><text:span text:style-name="T25">we be transformed by the renewing of our minds so </text:span><text:span text:style-name="T23">tha</text:span><text:span text:style-name="T20">t </text:span><text:span text:style-name="T25">Your </text:span><text:span text:style-name="T23">living Word</text:span><text:span text:style-name="T20"> go</text:span><text:span text:style-name="T25">es</text:span><text:span text:style-name="T20"> deep into our hearts. </text:span><text:span text:style-name="T25">Holy Spirit, we pray that You would</text:span><text:span text:style-name="T20"> change us </text:span><text:span text:style-name="T30">so that</text:span><text:span text:style-name="T22"> we live our lives more and more in conformity to Your Word. </text:span><text:span text:style-name="T30">May we grow </text:span><text:span text:style-name="T38">in grace daily, so that we</text:span><text:span text:style-name="T30"> </text:span><text:span text:style-name="T38">glorify</text:span><text:span text:style-name="T30"> the </text:span><text:span text:style-name="T38">Name</text:span><text:span text:style-name="T30"> of our Risen Lord </text:span><text:span text:style-name="T38">everywhere we go</text:span><text:span text:style-name="T30">.</text:span><text:span text:style-name="T7"> </text:span><text:span text:style-name="T9">In Jesus </text:span><text:span text:style-name="T16">Precious</text:span><text:span text:style-name="T9"> Name </text:span><text:span text:style-name="T15">we pray </text:span><text:span text:style-name="T16">all these things</text:span><text:span text:style-name="T9">,</text:span><text:span text:style-name="T7">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06-19T22:10:19.044178541</dc:date>
    <meta:editing-duration>PT4H2M6S</meta:editing-duration>
    <meta:editing-cycles>49</meta:editing-cycles>
    <meta:generator>LibreOffice/6.4.7.2$Linux_X86_64 LibreOffice_project/40$Build-2</meta:generator>
    <meta:print-date>2021-01-30T16:02:32.952449610</meta:print-date>
    <meta:document-statistic meta:table-count="0" meta:image-count="0" meta:object-count="0" meta:page-count="2" meta:paragraph-count="22" meta:word-count="888" meta:character-count="4685" meta:non-whitespace-character-count="3815"/>
  </office:meta>
</office:document-meta>
</file>